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fo:color="#000000" loext:opacity="100%" officeooo:rsid="0009e268" officeooo:paragraph-rsid="0009e268"/>
    </style:style>
    <style:style style:name="P2" style:family="paragraph" style:parent-style-name="Standard">
      <style:text-properties fo:color="#000000" loext:opacity="100%" fo:font-weight="bold" style:font-weight-asian="bold" style:font-weight-complex="bold"/>
    </style:style>
    <style:style style:name="P3" style:family="paragraph" style:parent-style-name="Standard">
      <style:text-properties fo:color="#000000" loext:opacity="100%" fo:font-weight="bold" officeooo:paragraph-rsid="0009e268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0a6b6d" officeooo:paragraph-rsid="000a6b6d" style:font-weight-asian="normal" style:font-weight-complex="normal"/>
    </style:style>
    <style:style style:name="P5" style:family="paragraph" style:parent-style-name="Standard">
      <style:text-properties fo:color="#000000" loext:opacity="100%" officeooo:rsid="000c0627" officeooo:paragraph-rsid="000c0627"/>
    </style:style>
    <style:style style:name="P6" style:family="paragraph" style:parent-style-name="Standard">
      <style:text-properties fo:color="#ff0000" loext:opacity="100%" officeooo:rsid="0009e268" officeooo:paragraph-rsid="0009e268"/>
    </style:style>
    <style:style style:name="P7" style:family="paragraph" style:parent-style-name="Standard">
      <style:text-properties fo:color="#ff0000" loext:opacity="100%" fo:font-weight="bold" style:font-weight-asian="bold" style:font-weight-complex="bold"/>
    </style:style>
    <style:style style:name="P8" style:family="paragraph" style:parent-style-name="Text_20_body">
      <style:text-properties fo:color="#2a6099" loext:opacity="100%"/>
    </style:style>
    <style:style style:name="P9" style:family="paragraph" style:parent-style-name="Standard">
      <style:text-properties fo:color="#000000" loext:opacity="100%" fo:font-weight="bold" officeooo:rsid="000c0627" officeooo:paragraph-rsid="000c0627" style:font-weight-asian="bold" style:font-weight-complex="bold"/>
    </style:style>
    <style:style style:name="P10" style:family="paragraph" style:parent-style-name="Standard">
      <style:text-properties fo:color="#000000" loext:opacity="100%" fo:font-weight="bold" style:font-weight-asian="bold" style:font-weight-complex="bold"/>
    </style:style>
    <style:style style:name="P11" style:family="paragraph" style:parent-style-name="Standard">
      <style:text-properties fo:color="#000000" loext:opacity="100%" fo:font-weight="bold" officeooo:paragraph-rsid="001297c7" style:font-weight-asian="bold" style:font-weight-complex="bold"/>
    </style:style>
    <style:style style:name="P12" style:family="paragraph" style:parent-style-name="Standard">
      <style:text-properties fo:color="#000000" loext:opacity="100%" fo:font-weight="bold" officeooo:paragraph-rsid="00155a7d" style:font-weight-asian="bold" style:font-weight-complex="bold"/>
    </style:style>
    <style:style style:name="P13" style:family="paragraph" style:parent-style-name="Standard">
      <style:text-properties fo:color="#000000" loext:opacity="100%" fo:font-weight="bold" officeooo:paragraph-rsid="001a2d4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weight="bold" officeooo:paragraph-rsid="001a819f" style:font-weight-asian="bold" style:font-weight-complex="bold"/>
    </style:style>
    <style:style style:name="P15" style:family="paragraph" style:parent-style-name="Standard">
      <style:text-properties fo:color="#000000" loext:opacity="100%" fo:font-weight="normal" officeooo:rsid="0009e268" officeooo:paragraph-rsid="0009e268" style:font-weight-asian="normal" style:font-weight-complex="normal"/>
    </style:style>
    <style:style style:name="P16" style:family="paragraph" style:parent-style-name="Standard">
      <style:text-properties fo:color="#ff0000" loext:opacity="100%" fo:font-weight="bold" officeooo:rsid="000a6b6d" style:font-weight-asian="bold" style:font-weight-complex="bold"/>
    </style:style>
    <style:style style:name="P17" style:family="paragraph" style:parent-style-name="Standard">
      <style:text-properties fo:color="#ff0000" loext:opacity="100%" fo:font-weight="bold" style:font-weight-asian="bold" style:font-weight-complex="bold"/>
    </style:style>
    <style:style style:name="P18" style:family="paragraph" style:parent-style-name="Standard">
      <style:text-properties fo:color="#ff0000" loext:opacity="100%" fo:font-weight="bold" officeooo:paragraph-rsid="0009e268" style:font-weight-asian="bold" style:font-weight-complex="bold"/>
    </style:style>
    <style:style style:name="P19" style:family="paragraph" style:parent-style-name="Standard">
      <style:text-properties fo:color="#ff0000" loext:opacity="100%" fo:font-weight="bold" officeooo:paragraph-rsid="001a2d44" style:font-weight-asian="bold" style:font-weight-complex="bold"/>
    </style:style>
    <style:style style:name="P20" style:family="paragraph" style:parent-style-name="Standard">
      <style:text-properties fo:color="#ff0000" loext:opacity="100%" fo:font-weight="bold" officeooo:rsid="001a2d44" officeooo:paragraph-rsid="001a2d44" style:font-weight-asian="bold" style:font-weight-complex="bold"/>
    </style:style>
    <style:style style:name="P21" style:family="paragraph" style:parent-style-name="Standard">
      <style:text-properties fo:color="#ff0000" loext:opacity="100%" fo:font-weight="bold" officeooo:rsid="001ba841" officeooo:paragraph-rsid="001ba841" style:font-weight-asian="bold" style:font-weight-complex="bold"/>
    </style:style>
    <style:style style:name="P22" style:family="paragraph" style:parent-style-name="Standard">
      <style:text-properties fo:color="#ff0000" loext:opacity="100%" fo:font-weight="bold" officeooo:rsid="001c652c" officeooo:paragraph-rsid="001c652c" style:font-weight-asian="bold" style:font-weight-complex="bold"/>
    </style:style>
    <style:style style:name="P23" style:family="paragraph" style:parent-style-name="Standard">
      <style:text-properties fo:color="#ff0000" loext:opacity="100%" fo:font-weight="normal" officeooo:rsid="000a6b6d" style:font-weight-asian="normal" style:font-weight-complex="normal"/>
    </style:style>
    <style:style style:name="P24" style:family="paragraph" style:parent-style-name="Standard">
      <style:text-properties fo:color="#ff0000" loext:opacity="100%" fo:font-weight="normal" officeooo:paragraph-rsid="001a2d44" style:font-weight-asian="normal" style:font-weight-complex="normal"/>
    </style:style>
    <style:style style:name="P25" style:family="paragraph" style:parent-style-name="Standard">
      <style:text-properties fo:color="#ff0000" loext:opacity="100%" fo:font-weight="normal" officeooo:rsid="001a2d44" officeooo:paragraph-rsid="001a2d44" style:font-weight-asian="normal" style:font-weight-complex="normal"/>
    </style:style>
    <style:style style:name="P26" style:family="paragraph" style:parent-style-name="Standard">
      <style:text-properties officeooo:paragraph-rsid="00161dd6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a819f" officeooo:paragraph-rsid="001a819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ba841" officeooo:paragraph-rsid="001ba84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0000" loext:opacity="100%" officeooo:rsid="001ba841" officeooo:paragraph-rsid="001ba841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fo:font-weight="bold" officeooo:rsid="001a819f" officeooo:paragraph-rsid="001a819f" style:font-weight-asian="bold" style:font-weight-complex="bold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fo:color="#c9211e" loext:opacity="100%" officeooo:paragraph-rsid="00133021"/>
    </style:style>
    <style:style style:name="P33" style:family="paragraph" style:parent-style-name="Text_20_body" style:list-style-name="L1">
      <style:text-properties fo:color="#c9211e" loext:opacity="100%" fo:font-weight="bold" officeooo:paragraph-rsid="00133021" style:font-weight-asian="bold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133021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33021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fo:font-weight="bold" officeooo:paragraph-rsid="00133021" style:font-weight-asian="bold" style:font-weight-complex="bold"/>
    </style:style>
    <style:style style:name="P37" style:family="paragraph" style:parent-style-name="Text_20_body">
      <style:paragraph-properties fo:margin-top="0in" fo:margin-bottom="0in" style:contextual-spacing="false"/>
      <style:text-properties fo:font-weight="bold" officeooo:rsid="0009e268" officeooo:paragraph-rsid="0009e268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9e268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officeooo:rsid="000d322c" style:font-weight-asian="bold" style:font-weight-complex="bold"/>
    </style:style>
    <style:style style:name="T5" style:family="text">
      <style:text-properties fo:font-weight="normal" officeooo:rsid="0009e268" style:font-weight-asian="normal" style:font-weight-complex="normal"/>
    </style:style>
    <style:style style:name="T6" style:family="text">
      <style:text-properties fo:font-weight="normal" officeooo:rsid="001a2d44" style:font-weight-asian="normal" style:font-weight-complex="normal"/>
    </style:style>
    <style:style style:name="T7" style:family="text">
      <style:text-properties officeooo:rsid="000a69f5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a69f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3021" style:font-weight-asian="bold" style:font-weight-complex="bold"/>
    </style:style>
    <style:style style:name="T12" style:family="text">
      <style:text-properties officeooo:rsid="000a6b6d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officeooo:rsid="000a6b6d"/>
    </style:style>
    <style:style style:name="T15" style:family="text">
      <style:text-properties fo:color="#ff0000" loext:opacity="100%" fo:font-weight="bold" style:font-weight-asian="bold" style:font-weight-complex="bold"/>
    </style:style>
    <style:style style:name="T16" style:family="text">
      <style:text-properties fo:color="#ff0000" loext:opacity="100%" fo:font-weight="bold" officeooo:rsid="00161dd6" style:font-weight-asian="bold" style:font-weight-complex="bold"/>
    </style:style>
    <style:style style:name="T17" style:family="text">
      <style:text-properties fo:color="#ff0000" loext:opacity="100%" fo:font-weight="normal" style:font-weight-asian="normal" style:font-weight-complex="normal"/>
    </style:style>
    <style:style style:name="T18" style:family="text">
      <style:text-properties fo:color="#ff0000" loext:opacity="100%" fo:font-weight="normal" officeooo:rsid="000a6b6d" style:font-weight-asian="normal" style:font-weight-complex="normal"/>
    </style:style>
    <style:style style:name="T19" style:family="text">
      <style:text-properties fo:color="#ff0000" loext:opacity="100%" fo:font-weight="normal" officeooo:rsid="00133021" style:font-weight-asian="normal" style:font-weight-complex="normal"/>
    </style:style>
    <style:style style:name="T20" style:family="text">
      <style:text-properties fo:color="#ff0000" loext:opacity="100%" fo:font-weight="normal" officeooo:rsid="00161dd6" style:font-weight-asian="normal" style:font-weight-complex="normal"/>
    </style:style>
    <style:style style:name="T21" style:family="text">
      <style:text-properties fo:color="#ff0000" loext:opacity="100%" fo:font-weight="normal" officeooo:rsid="00172c61" style:font-weight-asian="normal" style:font-weight-complex="normal"/>
    </style:style>
    <style:style style:name="T22" style:family="text">
      <style:text-properties fo:color="#ff0000" loext:opacity="100%" fo:font-weight="normal" officeooo:rsid="00180bc5" style:font-weight-asian="normal" style:font-weight-complex="normal"/>
    </style:style>
    <style:style style:name="T23" style:family="text">
      <style:text-properties fo:color="#ff0000" loext:opacity="100%" fo:font-weight="normal" officeooo:rsid="001819f7" style:font-weight-asian="normal" style:font-weight-complex="normal"/>
    </style:style>
    <style:style style:name="T24" style:family="text">
      <style:text-properties fo:color="#ff0000" loext:opacity="100%" fo:font-weight="normal" officeooo:rsid="00185b85" style:font-weight-asian="normal" style:font-weight-complex="normal"/>
    </style:style>
    <style:style style:name="T25" style:family="text">
      <style:text-properties fo:color="#ff0000" loext:opacity="100%" fo:font-weight="normal" officeooo:rsid="00192604" style:font-weight-asian="normal" style:font-weight-complex="normal"/>
    </style:style>
    <style:style style:name="T26" style:family="text">
      <style:text-properties fo:color="#ff0000" loext:opacity="100%" fo:font-weight="normal" officeooo:rsid="001a2d44" style:font-weight-asian="normal" style:font-weight-complex="normal"/>
    </style:style>
    <style:style style:name="T27" style:family="text">
      <style:text-properties fo:color="#ff0000" loext:opacity="100%" officeooo:rsid="000c0627"/>
    </style:style>
    <style:style style:name="T28" style:family="text">
      <style:text-properties fo:color="#ff0000" loext:opacity="100%" officeooo:rsid="00133021"/>
    </style:style>
    <style:style style:name="T29" style:family="text">
      <style:text-properties fo:color="#ff0000" loext:opacity="100%" officeooo:rsid="00137afb"/>
    </style:style>
    <style:style style:name="T30" style:family="text">
      <style:text-properties fo:color="#ff0000" loext:opacity="100%" officeooo:rsid="00155a7d"/>
    </style:style>
    <style:style style:name="T31" style:family="text">
      <style:text-properties fo:color="#ff0000" loext:opacity="100%" officeooo:rsid="00161dd6"/>
    </style:style>
    <style:style style:name="T32" style:family="text">
      <style:text-properties fo:color="#ff0000" loext:opacity="100%" officeooo:rsid="00172c61"/>
    </style:style>
    <style:style style:name="T33" style:family="text">
      <style:text-properties fo:color="#ff0000" loext:opacity="100%" officeooo:rsid="00180bc5"/>
    </style:style>
    <style:style style:name="T34" style:family="text">
      <style:text-properties fo:color="#ff0000" loext:opacity="100%" officeooo:rsid="001819f7"/>
    </style:style>
    <style:style style:name="T35" style:family="text">
      <style:text-properties fo:color="#ff0000" loext:opacity="100%" officeooo:rsid="00185b85"/>
    </style:style>
    <style:style style:name="T36" style:family="text">
      <style:text-properties fo:color="#ff0000" loext:opacity="100%" officeooo:rsid="00192604"/>
    </style:style>
    <style:style style:name="T37" style:family="text">
      <style:text-properties fo:color="#ff0000" loext:opacity="100%" officeooo:rsid="001a2d44"/>
    </style:style>
    <style:style style:name="T38" style:family="text">
      <style:text-properties fo:color="#ff0000" loext:opacity="100%" style:text-underline-style="none" officeooo:rsid="001a2d44"/>
    </style:style>
    <style:style style:name="T39" style:family="text">
      <style:text-properties fo:color="#000000" loext:opacity="100%"/>
    </style:style>
    <style:style style:name="T40" style:family="text">
      <style:text-properties fo:color="#000000" loext:opacity="100%" fo:font-weight="bold" style:font-weight-asian="bold" style:font-weight-complex="bold"/>
    </style:style>
    <style:style style:name="T41" style:family="text">
      <style:text-properties fo:color="#000000" loext:opacity="100%" fo:font-weight="normal" style:font-weight-asian="normal" style:font-weight-complex="normal"/>
    </style:style>
    <style:style style:name="T42" style:family="text">
      <style:text-properties officeooo:rsid="00133021"/>
    </style:style>
    <style:style style:name="T43" style:family="text">
      <style:text-properties officeooo:rsid="000d322c"/>
    </style:style>
    <style:style style:name="T44" style:family="text">
      <style:text-properties style:use-window-font-color="true" loext:opacity="0%" fo:font-weight="bold" style:font-weight-asian="bold" style:font-weight-complex="bold"/>
    </style:style>
    <style:style style:name="T45" style:family="text">
      <style:text-properties officeooo:rsid="001a2d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Tyler Schmalenbach</text:p>
      <text:p text:style-name="P37">1482664</text:p>
      <text:p text:style-name="P34"><text:span text:style-name="T2">Assignment 2</text:span></text:p>
      <text:p text:style-name="P35"><text:span text:style-name="Strong_20_Emphasis"><text:span text:style-name="T3"/></text:span></text:p>
      <text:p text:style-name="P32"><text:span text:style-name="T4"/></text:p>
      <text:p text:style-name="P8">File name: Assignment2.docx</text:p>
      <text:p text:style-name="P5">Answers and typed in <text:span text:style-name="T15">RED</text:span><text:span text:style-name="T10">.</text:span></text:p>
      <text:p text:style-name="P9"/>
      <text:p text:style-name="P2"><text:span text:style-name="T2">1. </text:span>In an 8-bit binary number, which is the most significant bit (MSB)?</text:p>
      <text:p text:style-name="P6">The most significant bit of 1 byte to the bit on the very left.</text:p>
      <text:p text:style-name="P1"/>
      <text:p text:style-name="P2">2. What is the decimal representation of each of the following unsigned binary integers?</text:p>
      <text:p text:style-name="P3">a. 00110101</text:p>
      <text:p text:style-name="P18"><text:span text:style-name="T5">(1 x 2^5) + (1 x 2^4) + (1 x 2^2) + (1 x 2^0) = </text:span><text:span text:style-name="T2">53</text:span> </text:p>
      <text:p text:style-name="P2">b. 10010110</text:p>
      <text:p text:style-name="P18"><text:span text:style-name="T5">(1 x 2^7) + (1 x 2^4) + (1 x 2^2) + (1 x 2^1) = </text:span><text:span text:style-name="T2">150</text:span></text:p>
      <text:p text:style-name="P11">c. 11001100</text:p>
      <text:p text:style-name="P18"><text:span text:style-name="T5">(1 x 2^7) + (1 x 2^6) + (1 x 2^3) + (1 x 2^2) = </text:span><text:span text:style-name="T2">204</text:span></text:p>
      <text:p text:style-name="P15"/>
      <text:p text:style-name="P2">3. What is the sum of each pair of binary integers?</text:p>
      <text:p text:style-name="P2">a. 10101111 <text:span text:style-name="T7">+ </text:span><text:span text:style-name="T8">11011011 </text:span><text:span text:style-name="T9">=</text:span> <text:s/><text:span text:style-name="T18">175</text:span><text:span text:style-name="T14"> + </text:span><text:span text:style-name="T18">219 = </text:span><text:span text:style-name="T14">394</text:span></text:p>
      <text:p text:style-name="P2">b. 10010111 + 11111111 <text:span text:style-name="T12">= </text:span><text:span text:style-name="T18">151 + 255 = </text:span><text:span text:style-name="T14">406</text:span></text:p>
      <text:p text:style-name="P2">c. 01110101 + 10101100 <text:span text:style-name="T12">= </text:span><text:span text:style-name="T18">245 + 172 = </text:span><text:span text:style-name="T14">417</text:span></text:p>
      <text:p text:style-name="P16"/>
      <text:p text:style-name="P2">4. Calculate binary 00001101 minus 00000111.</text:p>
      <text:p text:style-name="P4">00001101 – 00000111 = <text:span text:style-name="T13">13 – 7 = </text:span><text:span text:style-name="T15">6</text:span></text:p>
      <text:p text:style-name="P7"/>
      <text:p text:style-name="P2">5. How many bits are used by each of the following data types?</text:p>
      <text:p text:style-name="P2">a. word <text:span text:style-name="T14">16 </text:span><text:span text:style-name="T27">bits</text:span></text:p>
      <text:p text:style-name="P2">b. doubleword <text:span text:style-name="T14">32 </text:span><text:span text:style-name="T27">bits</text:span></text:p>
      <text:p text:style-name="P2">c. quadword <text:span text:style-name="T14">64 </text:span><text:span text:style-name="T27">bits</text:span></text:p>
      <text:p text:style-name="P2">d. double quadword <text:span text:style-name="T14">128 </text:span><text:span text:style-name="T27">bits</text:span></text:p>
      <text:p text:style-name="P23"/>
      <text:p text:style-name="P2">6. What is the minimum number of binary bits needed to represent each of the following</text:p>
      <text:p text:style-name="P2">unsigned decimal integers?</text:p>
      <text:p text:style-name="P2">a. 4095 <text:span text:style-name="T13">→ </text:span><text:span text:style-name="T19">1111 1111 1111</text:span><text:span text:style-name="T28"> → 12 bits</text:span></text:p>
      <text:p text:style-name="P2">b. 65534 <text:span text:style-name="T13">→</text:span> <text:span text:style-name="T19">1111 1111 1111 1110→ </text:span><text:span text:style-name="T28">16 bits</text:span></text:p>
      <text:p text:style-name="P2">c. 42319 <text:span text:style-name="T13">→ </text:span><text:span text:style-name="T19">1010 0101 0100 1111 → </text:span><text:span text:style-name="T28">16 bits</text:span></text:p>
      <text:p text:style-name="P7"/>
      <text:p text:style-name="P2">7. What is the hexadecimal representation of each of the following binary numbers?</text:p>
      <text:p text:style-name="P2">a. 0011 0101 1101 1010 <text:span text:style-name="T28">= </text:span><text:span text:style-name="T19">3 5 13 10 → </text:span><text:span text:style-name="T28">35DA</text:span></text:p>
      <text:p text:style-name="P2">b. 1100 1110 1010 0011 <text:span text:style-name="T28">= </text:span><text:span text:style-name="T19">12 14 10 3</text:span><text:span text:style-name="T28"> → CEA3</text:span></text:p>
      <text:p text:style-name="P2">c. 1111 1110 1101 1011 <text:span text:style-name="T28">= </text:span><text:span text:style-name="T19">15 14 13 11 → </text:span><text:span text:style-name="T28">FEDB</text:span></text:p>
      <text:p text:style-name="P2"><text:span text:style-name="T28"/></text:p>
      <text:p text:style-name="P2">8. What is the binary representation of the following hexadecimal numbers?</text:p>
      <text:p text:style-name="P2">a. 0126 F9D4 → <text:span text:style-name="T29">0001 0010 0110 1111 1001 1101 0100</text:span></text:p>
      <text:p text:style-name="P2">b. 6ACD FA95 → <text:span text:style-name="T29">0110 1010 1100 1101 1111 1010 1001 0101</text:span></text:p>
      <text:p text:style-name="P2"><text:soft-page-break/>c. F69BDC2A → <text:span text:style-name="T29">1111 0110 1001 1011 1101 1100 0010 1010</text:span></text:p>
      <text:p text:style-name="P2"><text:span text:style-name="T29"/></text:p>
      <text:p text:style-name="P12">10. What is the unsigned decimal representation of each of the following hexadecimal integers?</text:p>
      <text:p text:style-name="P12">a. 62 → <text:span text:style-name="T30">98</text:span></text:p>
      <text:p text:style-name="P12">b. 4B3 <text:span text:style-name="T13">→ </text:span><text:span text:style-name="T30">1203</text:span></text:p>
      <text:p text:style-name="P12">c. 29F → <text:span text:style-name="T30">671</text:span></text:p>
      <text:p text:style-name="P12"><text:span text:style-name="T30"/></text:p>
      <text:p text:style-name="P12">11. What is the 16-bit hexadecimal representation of each of the following signed decimal integers?</text:p>
      <text:p text:style-name="P26"><text:span text:style-name="T40">a. – 24 →</text:span><text:span text:style-name="T41"> </text:span><text:span text:style-name="T20">0000 0000 0001 1000 → 1111 1111 1110 </text:span><text:span text:style-name="T21">0</text:span><text:span text:style-name="T20">111 + 1 = <text:s/></text:span><text:span text:style-name="Strong_20_Emphasis"><text:span text:style-name="T20">1111 1111 1110 1000</text:span></text:span><text:span text:style-name="Strong_20_Emphasis"><text:span text:style-name="T31"> = FFEB</text:span></text:span></text:p>
      <text:p text:style-name="P26"><text:span text:style-name="T40">b. – 331 </text:span><text:span text:style-name="T17">→ </text:span><text:span text:style-name="T20">0000 000</text:span><text:span text:style-name="Strong_20_Emphasis"><text:span text:style-name="T17">1 0100 1011 → </text:span></text:span><text:span text:style-name="Strong_20_Emphasis"><text:span text:style-name="T20">1111 1110 1011 0100 +1 = <text:s/>1111 1110 1011 0101 = </text:span></text:span><text:span text:style-name="Strong_20_Emphasis"><text:span text:style-name="T16">FEB5</text:span></text:span></text:p>
      <text:p text:style-name="P12"/>
      <text:p text:style-name="P12">12. What is the 16-bit hexadecimal representation of each of the following signed decimal integers?</text:p>
      <text:p text:style-name="P12">a. – 21 → <text:span text:style-name="T21">0000 0000 0001 1001 → 1111 1111 1110 0110 + 1 = 1111 1111 1110 0111 = </text:span><text:span text:style-name="T32">FFE7</text:span></text:p>
      <text:p text:style-name="P12">b. – 45 → <text:span text:style-name="T17">0000 0000 0010 1101 → </text:span><text:span text:style-name="T21">1111 1111 1101 0010 + 1 = 1111 1111 1101 0011 = </text:span><text:span text:style-name="T32">FFD3</text:span></text:p>
      <text:p text:style-name="P12"/>
      <text:p text:style-name="P12">13. The following 16-bit hexadecimal numbers represent signed integers. Convert each to</text:p>
      <text:p text:style-name="P12">decimal.</text:p>
      <text:p text:style-name="P12">a. 6BF9 <text:span text:style-name="T32">→ </text:span><text:span text:style-name="T21">0110 1011 1111 1001 → </text:span><text:span text:style-name="T22">1001 0100 0000 0110 </text:span><text:span text:style-name="T21">+ 1 = 1001 </text:span><text:span text:style-name="T22">0100 0000 0111 = </text:span><text:span text:style-name="T33">-27551</text:span></text:p>
      <text:p text:style-name="P12">b. C123 <text:span text:style-name="T13">→ </text:span><text:span text:style-name="T22">1100 0001 0010 0011 → 0011 1110 1101 1100 + 1 = 0011 110 1101 1101 = </text:span><text:span text:style-name="T33">7901</text:span></text:p>
      <text:p text:style-name="P12"/>
      <text:p text:style-name="P12">14. The following 16-bit hexadecimal numbers represent signed integers. Convert each to</text:p>
      <text:p text:style-name="P12">decimal.</text:p>
      <text:p text:style-name="P12">a. 4CD2 → <text:span text:style-name="T22">0100 1100 1101 0010 → 1011 0011 0010 1101 + 1 = 1011 0011 0010 1110 = </text:span><text:span text:style-name="T33">-</text:span><text:span text:style-name="T34">19576</text:span></text:p>
      <text:p text:style-name="P12">b. 8230 <text:span text:style-name="T13">→ </text:span><text:span text:style-name="T23">1000 0010 0011 0000 → 0111 1101 1100 1111 + 1 = 0111 1101 1101 0000 = </text:span><text:span text:style-name="T34">32208</text:span></text:p>
      <text:p text:style-name="P12"/>
      <text:p text:style-name="P12">15. What is the decimal representation of each of the following signed binary numbers?</text:p>
      <text:p text:style-name="P12">a. 1011 0101 <text:span text:style-name="T13">→ </text:span><text:span text:style-name="T23">0100 1010 +1 = </text:span><text:span text:style-name="T34">74</text:span></text:p>
      <text:p text:style-name="P12">b. 0010 1010 <text:span text:style-name="T13">→ </text:span><text:span text:style-name="T24">1101 0101 + 1 = 1101 0110 = </text:span><text:span text:style-name="T35">-10</text:span></text:p>
      <text:p text:style-name="P12">c. 1111 0000 → <text:span text:style-name="T24">0000 1111 +1 = 0001 0000 = </text:span><text:span text:style-name="T35">16</text:span></text:p>
      <text:p text:style-name="P12"/>
      <text:p text:style-name="P12">16. What is the decimal representation of each of the following signed binary numbers?</text:p>
      <text:p text:style-name="P12">a. 1000 0000 <text:span text:style-name="T35">→ </text:span><text:span text:style-name="T24">0111 1111 + 1 = 1000 0000 = </text:span><text:span text:style-name="T35">-128</text:span></text:p>
      <text:p text:style-name="P12">b. 1100 1100 <text:span text:style-name="T13">→ </text:span><text:span text:style-name="T24">0011 0011 + 1 = 0011 0100 = </text:span><text:span text:style-name="T35">52</text:span></text:p>
      <text:p text:style-name="P12">c. 1011 0111 <text:span text:style-name="T13">→ </text:span><text:span text:style-name="T24">0100 1000 + 1 = 0100 1001 = </text:span><text:span text:style-name="T35">73</text:span></text:p>
      <text:p text:style-name="P12"/>
      <text:p text:style-name="P12">17. What is the 8-bit binary (two’s-complement) representation of each of the following signed</text:p>
      <text:p text:style-name="P12">decimal integers?</text:p>
      <text:p text:style-name="P12">a. – 5 <text:span text:style-name="T17">→ </text:span><text:span text:style-name="T24">0000 0101 → 1111 1010 + 1 = </text:span><text:span text:style-name="T35">1111 1011</text:span></text:p>
      <text:p text:style-name="P12">b. – 42 <text:span text:style-name="T17">→ </text:span><text:span text:style-name="T24">0010 1010 → 1101 0101 + 1 = </text:span><text:span text:style-name="T35">1101 0110 </text:span></text:p>
      <text:p text:style-name="P12">c. – 16 → <text:span text:style-name="T25">0001 0000 → 1110 1111 + 1 = </text:span><text:span text:style-name="T36">1111 0000 </text:span></text:p>
      <text:p text:style-name="P12"/>
      <text:p text:style-name="P12">18. What is the 8-bit binary (two’s-complement) representation of each of the following signed</text:p>
      <text:p text:style-name="P12">decimal integers?</text:p>
      <text:p text:style-name="P12">a. – 72 <text:span text:style-name="T17">→ </text:span><text:span text:style-name="T25">0</text:span><text:span text:style-name="T17">100 1000 → </text:span><text:span text:style-name="T25">1011 0111 + 1 = </text:span><text:span text:style-name="T36">1011 1000</text:span></text:p>
      <text:p text:style-name="P12">b. – 98 <text:s/><text:span text:style-name="T13">→ </text:span><text:span text:style-name="T25">0</text:span><text:span text:style-name="T17">1100010 → </text:span><text:span text:style-name="T25">1001 1101 + 1 = </text:span><text:span text:style-name="T36">1001 1110</text:span></text:p>
      <text:p text:style-name="P12">c. – 26 <text:span text:style-name="T13">→ </text:span><text:span text:style-name="T25">000</text:span><text:span text:style-name="T17">11010 → </text:span><text:span text:style-name="T25">11100101 + 1 = </text:span><text:span text:style-name="T36">11100110</text:span></text:p>
      <text:p text:style-name="P12"/>
      <text:p text:style-name="P12"><text:soft-page-break/>19. What is the sum of each pair of hexadecimal integers?</text:p>
      <text:p text:style-name="P13"><text:s text:c="4"/><text:span text:style-name="T26">11</text:span></text:p>
      <text:p text:style-name="P13">a. 6B4</text:p>
      <text:p text:style-name="P13"><text:s text:c="4"/><text:span text:style-name="T1">3FE</text:span></text:p>
      <text:p text:style-name="P13"><text:span text:style-name="T8"><text:s text:c="4"/></text:span><text:span text:style-name="T38">AB2</text:span> <text:span text:style-name="T37"><text:s/></text:span></text:p>
      <text:p text:style-name="P13"><text:span text:style-name="T37"/></text:p>
      <text:p text:style-name="P13"><text:s text:c="4"/><text:span text:style-name="T26">1 1</text:span></text:p>
      <text:p text:style-name="P13">b. A49</text:p>
      <text:p text:style-name="P13"><text:s text:c="4"/><text:span text:style-name="T1">6BD</text:span></text:p>
      <text:p text:style-name="P12"><text:s text:c="2"/><text:span text:style-name="T17"><text:s/></text:span><text:span text:style-name="T37">11 06</text:span></text:p>
      <text:p text:style-name="P12">20. What is the sum of each pair of hexadecimal integers?</text:p>
      <text:p text:style-name="P24"><text:s text:c="4"/><text:span text:style-name="T45">1 1</text:span></text:p>
      <text:p text:style-name="P13">a. 7C4</text:p>
      <text:p text:style-name="P13"><text:s text:c="4"/><text:span text:style-name="T1">3BE</text:span></text:p>
      <text:p text:style-name="P19"><text:s text:c="4"/><text:span text:style-name="T45">B 82</text:span></text:p>
      <text:p text:style-name="P19"/>
      <text:p text:style-name="P19"><text:span text:style-name="T6"><text:s text:c="4"/>1 1</text:span></text:p>
      <text:p text:style-name="P13">b. B69</text:p>
      <text:p text:style-name="P13"><text:s text:c="4"/><text:span text:style-name="T1">7AD</text:span></text:p>
      <text:p text:style-name="P12"><text:s text:c="3"/><text:span text:style-name="T37">13 16</text:span></text:p>
      <text:p text:style-name="P12"><text:span text:style-name="T37"/></text:p>
      <text:p text:style-name="P12">21. What are the hexadecimal and decimal representations of the ASCII character capital B?</text:p>
      <text:p text:style-name="P12"/>
      <text:p text:style-name="P22">42h and 66d</text:p>
      <text:p text:style-name="P12"/>
      <text:p text:style-name="P12">22. What are the hexadecimal and decimal representations of the ASCII character capital G?</text:p>
      <text:p text:style-name="P12"/>
      <text:p text:style-name="P22">48h and 72d</text:p>
      <text:p text:style-name="P12"/>
      <text:p text:style-name="P12">23. Challenge: What is the largest decimal value you can represent, using a 129-bit unsigned</text:p>
      <text:p text:style-name="P12">integer?</text:p>
      <text:p text:style-name="P12"/>
      <text:p text:style-name="P20">(2^129) – 1</text:p>
      <text:p text:style-name="P25"/>
      <text:p text:style-name="P12">24. Challenge: What is the largest decimal value you can represent, using a 86-bit signed</text:p>
      <text:p text:style-name="P12">integer?</text:p>
      <text:p text:style-name="P12"/>
      <text:p text:style-name="P20">(2^86) - 1</text:p>
      <text:p text:style-name="P12"/>
      <text:p text:style-name="P12">25. Create a truth table to show all possible inputs and outputs for the boolean function</text:p>
      <text:p text:style-name="P12">described by ¬( A ∨ B ).</text:p>
      <text:p text:style-name="P12"/>
      <table:table table:name="Table1" table:style-name="Table1">
        <table:table-column table:style-name="Table1.A" table:number-columns-repeated="4"/>
        <table:table-row table:style-name="TableLine94731265365696">
          <table:table-cell table:style-name="Table1.A1" office:value-type="string">
            <text:p text:style-name="P31">A</text:p>
          </table:table-cell>
          <table:table-cell table:style-name="Table1.A1" office:value-type="string">
            <text:p text:style-name="P28">B</text:p>
          </table:table-cell>
          <table:table-cell table:style-name="Table1.A1" office:value-type="string">
            <text:p text:style-name="P28">(A <text:span text:style-name="T39">∨ B)</text:span></text:p>
          </table:table-cell>
          <table:table-cell table:style-name="Table1.A1" office:value-type="string">
            <text:p text:style-name="P14">¬( A ∨ B )</text:p>
          </table:table-cell>
        </table:table-row>
        <table:table-row table:style-name="TableLine94731265365696"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F</text:p>
          </table:table-cell>
        </table:table-row>
        <table:table-row table:style-name="TableLine94731265365696"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F</text:p>
          </table:table-cell>
        </table:table-row>
        <table:table-row table:style-name="TableLine94731265365696"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F</text:p>
          </table:table-cell>
        </table:table-row>
        <table:table-row table:style-name="TableLine94731265365696"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F</text:p>
          </table:table-cell>
        </table:table-row>
        <table:table-row table:style-name="TableLine94731265365696"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F</text:p>
          </table:table-cell>
        </table:table-row>
        <table:table-row table:style-name="TableLine94731265365696"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T</text:p>
          </table:table-cell>
          <table:table-cell table:style-name="Table1.A1" office:value-type="string">
            <text:p text:style-name="P30">F</text:p>
          </table:table-cell>
        </table:table-row>
        <text:soft-page-break/>
        <table:table-row table:style-name="TableLine94731265365696"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T</text:p>
          </table:table-cell>
        </table:table-row>
        <table:table-row table:style-name="TableLine94731265365696"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F</text:p>
          </table:table-cell>
          <table:table-cell table:style-name="Table1.A1" office:value-type="string">
            <text:p text:style-name="P30">T</text:p>
          </table:table-cell>
        </table:table-row>
      </table:table>
      <text:p text:style-name="P12"/>
      <text:p text:style-name="P12"/>
      <text:p text:style-name="P12">26. Create a truth table to show all possible inputs and outputs for the boolean function</text:p>
      <text:p text:style-name="P12">described by ( ¬A ∧ ¬B ). How would you describe the rightmost column of this table in</text:p>
      <text:p text:style-name="P12">relation to the table from question number 25? Have you heard of De Morgan’s Theorem?</text:p>
      <text:p text:style-name="P12"/>
      <table:table table:name="Table2" table:style-name="Table2">
        <table:table-column table:style-name="Table2.A" table:number-columns-repeated="5"/>
        <table:table-row table:style-name="TableLine94731265060768">
          <table:table-cell table:style-name="Table2.A1" office:value-type="string">
            <text:p text:style-name="P29">A</text:p>
          </table:table-cell>
          <table:table-cell table:style-name="Table2.A1" office:value-type="string">
            <text:p text:style-name="P29">B</text:p>
          </table:table-cell>
          <table:table-cell table:style-name="Table2.A1" office:value-type="string">
            <text:p text:style-name="P27"><text:span text:style-name="Strong_20_Emphasis">¬A</text:span></text:p>
          </table:table-cell>
          <table:table-cell table:style-name="Table2.A1" office:value-type="string">
            <text:p text:style-name="P27"><text:span text:style-name="Strong_20_Emphasis">¬B</text:span></text:p>
          </table:table-cell>
          <table:table-cell table:style-name="Table2.A1" office:value-type="string">
            <text:p text:style-name="P27"><text:span text:style-name="Strong_20_Emphasis">(¬A∧¬B)</text:span></text:p>
          </table:table-cell>
        </table:table-row>
        <table:table-row table:style-name="TableLine94731265060768"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</table:table-row>
        <table:table-row table:style-name="TableLine94731265060768"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</table:table-row>
        <table:table-row table:style-name="TableLine94731265060768"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F</text:p>
          </table:table-cell>
        </table:table-row>
        <table:table-row table:style-name="TableLine94731265060768"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F</text:p>
          </table:table-cell>
        </table:table-row>
        <table:table-row table:style-name="TableLine94731265060768"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</table:table-row>
        <table:table-row table:style-name="TableLine94731265060768"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</table:table-row>
        <table:table-row table:style-name="TableLine94731265060768"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T</text:p>
          </table:table-cell>
        </table:table-row>
        <table:table-row table:style-name="TableLine94731265060768"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F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30">T</text:p>
          </table:table-cell>
        </table:table-row>
      </table:table>
      <text:p text:style-name="P12"/>
      <text:p text:style-name="P12"/>
      <text:p text:style-name="P12"/>
      <text:p text:style-name="P12">27. If a boolean function has four inputs, how many rows are required for its truth table?</text:p>
      <text:p text:style-name="P12"/>
      <text:p text:style-name="P21">16</text:p>
      <text:p text:style-name="P12"/>
      <text:p text:style-name="P12">28. How many selector bits are required for a four-input multiplexer?</text:p>
      <text:p text:style-name="P12"/>
      <text:p text:style-name="P22">Two selector bits are required.</text:p>
      <text:p text:style-name="P12"/>
      <text:p text:style-name="P12"><text:span text:style-name="T30"/></text:p>
      <text:p text:style-name="P2"/>
      <text:p text:style-name="P2"/>
      <text:p text:style-name="P2"/>
      <text:p text:style-name="P35"><text:span text:style-name="Strong_20_Emphasis"><text:span text:style-name="T44"/></text:span></text:p>
      <text:p text:style-name="P35"><text:span text:style-name="Strong_20_Emphasis"><text:span text:style-name="T44">[Extra Credit] </text:span></text:span><text:span text:style-name="T44">The address of </text:span><text:span text:style-name="Strong_20_Emphasis"><text:span text:style-name="T44">var1 </text:span></text:span><text:span text:style-name="T44">is 00400020. The address of the next variable after va28. How many selector bits are required for a four-input multiplexer?r1 is </text:span></text:p>
      <text:p text:style-name="P36">0040006A. How many bytes are used by var1? </text:p>
      <text:list xml:id="list2623196462" text:style-name="L1">
        <text:list-header>
          <text:p text:style-name="P33"/>
          <text:p text:style-name="P33"><text:span text:style-name="T42">x40006A – x400020 = x4A</text:span></text:p>
          <text:p text:style-name="P33"><text:span text:style-name="T42">x4A = (4 * 16) + 10 </text:span></text:p>
          <text:p text:style-name="P33"><text:span text:style-name="T42">= <text:s/></text:span><text:span text:style-name="T43">74 byte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0:15:36.804133630</meta:creation-date>
    <dc:date>2022-02-07T23:23:34.542105404</dc:date>
    <meta:editing-duration>PT49M37S</meta:editing-duration>
    <meta:editing-cycles>11</meta:editing-cycles>
    <meta:generator>LibreOffice/7.2.5.2.0$Linux_X86_64 LibreOffice_project/20$Build-2</meta:generator>
    <meta:document-statistic meta:table-count="2" meta:image-count="0" meta:object-count="0" meta:page-count="4" meta:paragraph-count="198" meta:word-count="1157" meta:character-count="5258" meta:non-whitespace-character-count="4229"/>
  </office:meta>
</office:document-meta>
</file>